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55cm" fo:min-width="3.3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621cm" fo:min-width="3.27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9cm" fo:min-width="0.419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 style:list-style-name="L1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8cm" fo:min-width="14.70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62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77cm" fo:min-width="11.399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0.55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5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3cm"/>
      <style:paragraph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0.862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margin-top="0cm" fo:margin-bottom="0cm" fo:line-height="0.504cm"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margin-top="0cm" fo:margin-bottom="0cm" fo:line-height="0.504cm"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2.388cm" fo:margin-right="0cm" fo:margin-top="0cm" fo:margin-bottom="0cm" fo:line-height="0.144cm" fo:text-align="center" fo:text-indent="0cm"/>
    </style:style>
    <style:style style:name="P7" style:family="paragraph">
      <loext:graphic-properties draw:fill="none"/>
      <style:paragraph-properties fo:margin-left="2.388cm" fo:margin-right="0cm" fo:margin-top="0cm" fo:margin-bottom="0cm" fo:line-height="0.144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line-height="0.144cm"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33% 58%" fo:font-size="12pt" style:font-size-asian="12pt" style:font-size-complex="12pt"/>
    </style:style>
    <style:style style:name="T6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905cm" svg:x="6.397cm" svg:y="7.35cm">
          <text:p text:style-name="P1">Aufwärm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905cm" svg:x="12.112cm" svg:y="7.35cm">
          <text:p text:style-name="P1">Partition i</text:p>
          <text:p text:style-name="P1">beschrift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905cm" svg:x="17.827cm" svg:y="7.35cm">
          <text:p text:style-name="P1">Trainiere mit</text:p>
          <text:p text:style-name="P1">Partition ≤ 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1.905cm" svg:x="13.064cm" svg:y="10.842cm">
          <text:p text:style-name="P3"><text:span text:style-name="T1">switc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3.81cm" svg:height="1.905cm" svg:x="6.397cm" svg:y="10.842cm">
          <text:p text:style-name="P1">Features</text:p>
          <text:p text:style-name="P1">auswähle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064cm" svg:y1="11.795cm" svg:x2="10.207cm" svg:y2="11.795cm">
          <text:p/>
        </draw:line>
        <draw:line draw:style-name="gr5" draw:text-style-name="P5" draw:layer="layout" svg:x1="14.017cm" svg:y1="10.842cm" svg:x2="14.017cm" svg:y2="9.255cm">
          <text:p/>
        </draw:line>
        <draw:line draw:style-name="gr6" draw:text-style-name="P7" draw:layer="layout" svg:x1="8.302cm" svg:y1="10.842cm" svg:x2="8.302cm" svg:y2="9.255cm">
          <text:p text:style-name="P6"><text:span text:style-name="T2"/></text:p>
          <text:p text:style-name="P6"><text:span text:style-name="T2"/></text:p>
        </draw:line>
        <draw:line draw:style-name="gr7" draw:text-style-name="P9" draw:layer="layout" svg:x1="10.207cm" svg:y1="8.302cm" svg:x2="12.112cm" svg:y2="8.302cm">
          <text:p text:style-name="P8"/>
          <text:p text:style-name="P8"/>
        </draw:line>
        <draw:line draw:style-name="gr8" draw:text-style-name="P5" draw:layer="layout" svg:x1="15.922cm" svg:y1="8.302cm" svg:x2="17.827cm" svg:y2="8.302cm">
          <text:p/>
        </draw:line>
        <draw:line draw:style-name="gr9" draw:text-style-name="P5" draw:layer="layout" svg:x1="19.732cm" svg:y1="9.245cm" svg:x2="19.732cm" svg:y2="11.81cm">
          <text:p/>
        </draw:line>
        <draw:line draw:style-name="gr10" draw:text-style-name="P9" draw:layer="layout" svg:x1="19.732cm" svg:y1="11.795cm" svg:x2="14.969cm" svg:y2="11.795cm">
          <text:p/>
        </draw:line>
        <draw:line draw:style-name="gr11" draw:text-style-name="P5" draw:layer="layout" svg:x1="14.017cm" svg:y1="12.747cm" svg:x2="14.017cm" svg:y2="14.322cm">
          <text:p/>
        </draw:line>
        <draw:custom-shape draw:style-name="gr12" draw:text-style-name="P2" draw:layer="layout" svg:width="15.24cm" svg:height="0.952cm" svg:x="6.397cm" svg:y="14.335cm">
          <text:p text:style-name="P1">Validieren und Evaluieren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.175cm" svg:height="0.952cm" svg:x="8.122cm" svg:y="9.677cm">
          <draw:text-box>
            <text:p><text:span text:style-name="T1">fs = true</text:span></text:p>
          </draw:text-box>
        </draw:frame>
        <draw:frame draw:style-name="gr13" draw:text-style-name="P10" draw:layer="layout" svg:width="3.175cm" svg:height="0.952cm" svg:x="9.572cm" svg:y="7.45cm">
          <draw:text-box>
            <text:p text:style-name="P11"><text:span text:style-name="T1">i = 6</text:span></text:p>
          </draw:text-box>
        </draw:frame>
        <draw:frame draw:style-name="gr14" draw:text-style-name="P12" draw:layer="layout" svg:width="4.461cm" svg:height="0.962cm" svg:x="15.271cm" svg:y="10.842cm">
          <draw:text-box>
            <text:p text:style-name="P11"><text:span text:style-name="T1">i++</text:span></text:p>
          </draw:text-box>
        </draw:frame>
        <draw:frame draw:style-name="gr14" draw:text-style-name="P12" draw:layer="layout" svg:width="1.286cm" svg:height="0.962cm" svg:x="13.791cm" svg:y="12.852cm">
          <draw:text-box>
            <text:p text:style-name="P11"><text:span text:style-name="T1">fs</text:span></text:p>
          </draw:text-box>
        </draw:frame>
        <draw:frame draw:style-name="gr15" draw:text-style-name="P14" draw:layer="layout" svg:width="2.131cm" svg:height="0.878cm" svg:x="13.836cm" svg:y="9.727cm">
          <draw:text-box>
            <text:p text:style-name="P13"><text:span text:style-name="T3">i &lt;</text:span><text:span text:style-name="T1"> 16</text:span></text:p>
          </draw:text-box>
        </draw:frame>
        <draw:frame draw:style-name="gr16" draw:text-style-name="P14" draw:layer="layout" svg:width="3.401cm" svg:height="1.505cm" svg:x="10.192cm" svg:y="11.037cm">
          <draw:text-box>
            <text:p text:style-name="P13"><text:span text:style-name="T1">!fs &amp;&amp;</text:span></text:p>
            <text:p text:style-name="P13"><text:span text:style-name="T1">i == 16</text:span></text:p>
          </draw:text-box>
        </draw:frame>
        <draw:custom-shape draw:style-name="gr17" draw:text-style-name="P15" draw:layer="layout" svg:width="11.933cm" svg:height="1.761cm" svg:x="9.687cm" svg:y="4.82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2.67cm" svg:y1="4.82cm" svg:x2="12.67cm" svg:y2="6.581cm">
          <text:p/>
        </draw:line>
        <draw:line draw:style-name="gr9" draw:text-style-name="P5" draw:layer="layout" svg:x1="18.637cm" svg:y1="4.82cm" svg:x2="18.637cm" svg:y2="6.581cm">
          <text:p/>
        </draw:line>
        <draw:line draw:style-name="gr9" draw:text-style-name="P5" draw:layer="layout" svg:x1="9.687cm" svg:y1="5.413cm" svg:x2="21.62cm" svg:y2="5.413cm">
          <text:p/>
        </draw:line>
        <draw:line draw:style-name="gr9" draw:text-style-name="P5" draw:layer="layout" svg:x1="9.687cm" svg:y1="6.007cm" svg:x2="21.62cm" svg:y2="6.007cm">
          <text:p/>
        </draw:line>
        <draw:frame draw:style-name="gr18" draw:text-style-name="P16" draw:layer="layout" svg:width="2.983cm" svg:height="0.804cm" svg:x="9.687cm" svg:y="4.72cm">
          <draw:text-box>
            <text:p text:style-name="P11"><text:span text:style-name="T4">1 - 5</text:span></text:p>
          </draw:text-box>
        </draw:frame>
        <draw:frame draw:style-name="gr18" draw:text-style-name="P16" draw:layer="layout" svg:width="5.968cm" svg:height="0.804cm" svg:x="12.669cm" svg:y="4.72cm">
          <draw:text-box>
            <text:p text:style-name="P11"><text:span text:style-name="T4">6 - 15</text:span></text:p>
          </draw:text-box>
        </draw:frame>
        <draw:frame draw:style-name="gr18" draw:text-style-name="P16" draw:layer="layout" svg:width="2.984cm" svg:height="0.804cm" svg:x="18.637cm" svg:y="4.72cm">
          <draw:text-box>
            <text:p text:style-name="P11"><text:span text:style-name="T4">16 - 20</text:span></text:p>
          </draw:text-box>
        </draw:frame>
        <draw:frame draw:style-name="gr18" draw:text-style-name="P16" draw:layer="layout" svg:width="5.968cm" svg:height="0.804cm" svg:x="12.669cm" svg:y="5.326cm">
          <draw:text-box>
            <text:p text:style-name="P11"><text:span text:style-name="T4">Beschriftung mit Modell</text:span></text:p>
          </draw:text-box>
        </draw:frame>
        <draw:frame draw:style-name="gr19" draw:text-style-name="P16" draw:layer="layout" svg:width="2.983cm" svg:height="0.805cm" svg:x="9.687cm" svg:y="5.32cm">
          <draw:text-box>
            <text:p text:style-name="P11"><text:span text:style-name="T4">Aufwärmen</text:span></text:p>
          </draw:text-box>
        </draw:frame>
        <draw:frame draw:style-name="gr19" draw:text-style-name="P16" draw:layer="layout" svg:width="2.983cm" svg:height="0.805cm" svg:x="18.666cm" svg:y="5.321cm">
          <draw:text-box>
            <text:p text:style-name="P11"><text:span text:style-name="T4">Validieren</text:span></text:p>
          </draw:text-box>
        </draw:frame>
        <draw:frame draw:style-name="gr19" draw:text-style-name="P18" draw:layer="layout" svg:width="3.133cm" svg:height="0.805cm" svg:x="6.232cm" svg:y="4.721cm">
          <draw:text-box>
            <text:p text:style-name="P17"><text:span text:style-name="T4">Partition i:</text:span></text:p>
          </draw:text-box>
        </draw:frame>
        <draw:frame draw:style-name="gr18" draw:text-style-name="P18" draw:layer="layout" svg:width="3.133cm" svg:height="0.804cm" svg:x="6.232cm" svg:y="5.327cm">
          <draw:text-box>
            <text:p text:style-name="P17"><text:span text:style-name="T4">Phase:</text:span></text:p>
          </draw:text-box>
        </draw:frame>
        <draw:frame draw:style-name="gr20" draw:text-style-name="P18" draw:layer="layout" svg:width="3.658cm" svg:height="1.199cm" svg:x="6.232cm" svg:y="5.928cm">
          <draw:text-box>
            <text:p text:style-name="P17"><text:span text:style-name="T4">Beschriftet in %:</text:span></text:p>
          </draw:text-box>
        </draw:frame>
        <draw:frame draw:style-name="gr18" draw:text-style-name="P16" draw:layer="layout" svg:width="2.983cm" svg:height="0.804cm" svg:x="9.688cm" svg:y="5.893cm">
          <draw:text-box>
            <text:p text:style-name="P11"><text:span text:style-name="T4">0</text:span></text:p>
          </draw:text-box>
        </draw:frame>
        <draw:frame draw:style-name="gr18" draw:text-style-name="P16" draw:layer="layout" svg:width="2.983cm" svg:height="0.804cm" svg:x="18.667cm" svg:y="5.911cm">
          <draw:text-box>
            <text:p text:style-name="P11"><text:span text:style-name="T4">-</text:span></text:p>
          </draw:text-box>
        </draw:frame>
        <draw:frame draw:style-name="gr21" draw:text-style-name="P16" draw:layer="layout" svg:width="6.429cm" svg:height="0.803cm" svg:x="12.44cm" svg:y="5.927cm">
          <draw:text-box>
            <text:p text:style-name="P11"><text:span text:style-name="T4">100 ⦁ min(1, 0.5 + (i - 6)</text:span><text:span text:style-name="T5">2</text:span><text:span text:style-name="T6"> ÷ 128)</text:span></text:p>
          </draw:text-box>
        </draw:frame>
        <draw:custom-shape draw:style-name="gr22" draw:text-style-name="P15" draw:layer="layout" svg:width="0.051cm" svg:height="11.112cm" svg:x="6.277cm" svg:y="4.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051cm" svg:height="11.112cm" svg:x="21.832cm" svg:y="4.4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0T08:33:57.355318201</meta:creation-date>
    <dc:date>2021-04-20T11:48:03.352978490</dc:date>
    <meta:editing-duration>PT19M33S</meta:editing-duration>
    <meta:editing-cycles>10</meta:editing-cycles>
    <meta:generator>LibreOffice/7.1.2.2$Linux_X86_64 LibreOffice_project/10$Build-2</meta:generator>
    <meta:document-statistic meta:object-count="39"/>
  </office:meta>
</office:document-meta>
</file>